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robability Male</text:p>
          </table:table-cell>
          <table:table-cell office:value-type="string" calcext:value-type="string">
            <text:p>Probability Fema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.2" calcext:value-type="float">
            <text:p>47.2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2" calcext:value-type="float">
            <text:p>47.2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.7" calcext:value-type="float">
            <text:p>47.7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.2" calcext:value-type="float">
            <text:p>48.2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.3" calcext:value-type="float">
            <text:p>48.3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.5" calcext:value-type="float">
            <text:p>48.5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.7" calcext:value-type="float">
            <text:p>48.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9" calcext:value-type="float">
            <text:p>48.9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.1" calcext:value-type="float">
            <text:p>48.1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.4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.6" calcext:value-type="float">
            <text:p>49.6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.6" calcext:value-type="float">
            <text:p>49.6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.6" calcext:value-type="float">
            <text:p>49.6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.6" calcext:value-type="float">
            <text:p>49.6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.5" calcext:value-type="float">
            <text:p>49.5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.4" calcext:value-type="float">
            <text:p>49.4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.2" calcext:value-type="float">
            <text:p>49.2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.1" calcext:value-type="float">
            <text:p>49.1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.9" calcext:value-type="float">
            <text:p>48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.9" calcext:value-type="float">
            <text:p>48.9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.8" calcext:value-type="float">
            <text:p>48.8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.7" calcext:value-type="float">
            <text:p>48.7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.2" calcext:value-type="float">
            <text:p>48.2</text:p>
          </table:table-cell>
          <table:table-cell office:value-type="float" office:value="47.2" calcext:value-type="float">
            <text:p>4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4:19:26.782337672</meta:creation-date>
    <dc:date>2021-09-28T14:39:50.484093442</dc:date>
    <meta:editing-duration>PT3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